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9.6">
            <text:p>9.600</text:p>
          </table:table-cell>
          <table:table-cell office:value-type="float" office:value="10">
            <text:p>10</text:p>
          </table:table-cell>
          <table:table-cell table:formula="of:=[.C3]*1.01" office:value-type="float" office:value="10.6043724039476">
            <text:p>10.6044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5.3147693493962">
            <text:p>35.3148</text:p>
          </table:table-cell>
          <table:table-cell table:style-name="ce2" office:value-type="float" office:value="88.6">
            <text:p>88.6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7.8695203114327">
            <text:p>97.8695</text:p>
          </table:table-cell>
          <table:table-cell table:style-name="ce2" office:value-type="float" office:value="90.33">
            <text:p>90.33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9.7805165883941">
            <text:p>99.7805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9.6">
            <text:p>9.6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0.4993786177699">
            <text:p>10.4994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4.965118167719">
            <text:p>34.9651</text:p>
          </table:table-cell>
          <table:table-cell table:style-name="ce3" table:formula="of:=[.V2]" office:value-type="float" office:value="88.6">
            <text:p>88.6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6.9005151598344">
            <text:p>96.9005</text:p>
          </table:table-cell>
          <table:table-cell table:style-name="ce3" table:formula="of:=[.Y2]" office:value-type="float" office:value="90.33">
            <text:p>90.33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8.7925906815783">
            <text:p>98.7926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9.6">
            <text:p>9.6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0.3954243740296">
            <text:p>10.3954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4.6189288789297">
            <text:p>34.6189</text:p>
          </table:table-cell>
          <table:table-cell table:style-name="ce3" table:formula="of:=[.V3]" office:value-type="float" office:value="88.6">
            <text:p>88.6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5.9411041186479">
            <text:p>95.9411</text:p>
          </table:table-cell>
          <table:table-cell table:style-name="ce3" table:formula="of:=[.Y3]" office:value-type="float" office:value="90.33">
            <text:p>90.33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7.8144462193845">
            <text:p>97.8144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9.6">
            <text:p>9.6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0.2924993802273">
            <text:p>10.2925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4.2761672068611">
            <text:p>34.2762</text:p>
          </table:table-cell>
          <table:table-cell table:style-name="ce3" table:formula="of:=[.V4]" office:value-type="float" office:value="88.6">
            <text:p>88.6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4.9911921966811">
            <text:p>94.9912</text:p>
          </table:table-cell>
          <table:table-cell table:style-name="ce3" table:formula="of:=[.Y4]" office:value-type="float" office:value="90.33">
            <text:p>90.33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6.8459863558262">
            <text:p>96.8460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9.6">
            <text:p>9.6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0.1905934457696">
            <text:p>10.1906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3.936799214714">
            <text:p>33.9368</text:p>
          </table:table-cell>
          <table:table-cell table:style-name="ce3" table:formula="of:=[.V5]" office:value-type="float" office:value="88.6">
            <text:p>88.6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0506853432486">
            <text:p>94.0507</text:p>
          </table:table-cell>
          <table:table-cell table:style-name="ce3" table:formula="of:=[.Y5]" office:value-type="float" office:value="90.33">
            <text:p>90.33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5.8871152037883">
            <text:p>95.887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9.6">
            <text:p>9.6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0.08969648096">
            <text:p>10.0897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1.97">
            <text:p>31.97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3.600791301697">
            <text:p>33.6008</text:p>
          </table:table-cell>
          <table:table-cell table:style-name="ce3" table:formula="of:=[.V6]" office:value-type="float" office:value="88.6">
            <text:p>88.6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11949043886">
            <text:p>93.1195</text:p>
          </table:table-cell>
          <table:table-cell table:style-name="ce3" table:formula="of:=[.Y6]" office:value-type="float" office:value="90.33">
            <text:p>90.33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4.937737825533">
            <text:p>94.9377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9.6">
            <text:p>9.6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9.989798496">
            <text:p>9.9898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3.2681101997">
            <text:p>33.2681</text:p>
          </table:table-cell>
          <table:table-cell table:style-name="ce3" table:formula="of:=[.V7]" office:value-type="float" office:value="88.6">
            <text:p>88.6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197515286">
            <text:p>92.1975</text:p>
          </table:table-cell>
          <table:table-cell table:style-name="ce3" table:formula="of:=[.Y7]" office:value-type="float" office:value="90.33">
            <text:p>90.33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3.9977602233">
            <text:p>93.99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9.6">
            <text:p>9.6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9.8908896">
            <text:p>9.8909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2.93872297">
            <text:p>32.9387</text:p>
          </table:table-cell>
          <table:table-cell table:style-name="ce3" table:formula="of:=[.V8]" office:value-type="float" office:value="88.6">
            <text:p>88.6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1.2846686">
            <text:p>91.2847</text:p>
          </table:table-cell>
          <table:table-cell table:style-name="ce3" table:formula="of:=[.Y8]" office:value-type="float" office:value="90.33">
            <text:p>90.33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3.06708933">
            <text:p>93.067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9.6">
            <text:p>9.6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9.79296">
            <text:p>9.7930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2.612597">
            <text:p>32.6126</text:p>
          </table:table-cell>
          <table:table-cell table:style-name="ce3" table:formula="of:=[.V9]" office:value-type="float" office:value="88.6">
            <text:p>88.6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0.38086">
            <text:p>90.3809</text:p>
          </table:table-cell>
          <table:table-cell table:style-name="ce3" table:formula="of:=[.Y9]" office:value-type="float" office:value="90.33">
            <text:p>90.33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2.145633">
            <text:p>92.145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9.6">
            <text:p>9.6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9.696">
            <text:p>9.696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2.2897">
            <text:p>32.2897</text:p>
          </table:table-cell>
          <table:table-cell table:style-name="ce3" table:formula="of:=[.V10]" office:value-type="float" office:value="88.6">
            <text:p>88.6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89.486">
            <text:p>89.4860</text:p>
          </table:table-cell>
          <table:table-cell table:style-name="ce3" table:formula="of:=[.Y10]" office:value-type="float" office:value="90.33">
            <text:p>90.33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91.2333">
            <text:p>91.2333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9.6">
            <text:p>9.6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9.6">
            <text:p>9.6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1.97">
            <text:p>31.97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1.97">
            <text:p>31.9700</text:p>
          </table:table-cell>
          <table:table-cell table:style-name="ce3" table:formula="of:=[.V11]" office:value-type="float" office:value="88.6">
            <text:p>88.6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8.6">
            <text:p>88.6000</text:p>
          </table:table-cell>
          <table:table-cell table:style-name="ce3" table:formula="of:=[.Y11]" office:value-type="float" office:value="90.33">
            <text:p>90.33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90.33">
            <text:p>90.33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9.6">
            <text:p>9.6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9.5049504950495">
            <text:p>9.5050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1.97">
            <text:p>31.97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1.6534653465346">
            <text:p>31.6535</text:p>
          </table:table-cell>
          <table:table-cell table:style-name="ce3" table:formula="of:=[.V12]" office:value-type="float" office:value="88.6">
            <text:p>88.6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7.7227722772277">
            <text:p>87.7228</text:p>
          </table:table-cell>
          <table:table-cell table:style-name="ce3" table:formula="of:=[.Y12]" office:value-type="float" office:value="90.33">
            <text:p>90.33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9.4356435643564">
            <text:p>89.435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9.6">
            <text:p>9.6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9.41084207430644">
            <text:p>9.4108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1.97">
            <text:p>31.97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1.3400646995393">
            <text:p>31.3401</text:p>
          </table:table-cell>
          <table:table-cell table:style-name="ce3" table:formula="of:=[.V13]" office:value-type="float" office:value="88.6">
            <text:p>88.6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6.8542299774532">
            <text:p>86.8542</text:p>
          </table:table-cell>
          <table:table-cell table:style-name="ce3" table:formula="of:=[.Y13]" office:value-type="float" office:value="90.33">
            <text:p>90.33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8.5501421429272">
            <text:p>88.5501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9.6">
            <text:p>9.6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9.31766542010539">
            <text:p>9.3177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1.0297670292468">
            <text:p>31.0298</text:p>
          </table:table-cell>
          <table:table-cell table:style-name="ce3" table:formula="of:=[.V14]" office:value-type="float" office:value="88.6">
            <text:p>88.6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5.9942871063893">
            <text:p>85.9943</text:p>
          </table:table-cell>
          <table:table-cell table:style-name="ce3" table:formula="of:=[.Y14]" office:value-type="float" office:value="90.33">
            <text:p>90.33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7.6734080623041">
            <text:p>87.6734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9.6">
            <text:p>9.6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9.22541130703504">
            <text:p>9.2254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0.7225416131156">
            <text:p>30.7225</text:p>
          </table:table-cell>
          <table:table-cell table:style-name="ce3" table:formula="of:=[.V15]" office:value-type="float" office:value="88.6">
            <text:p>88.6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1428585211775">
            <text:p>85.1429</text:p>
          </table:table-cell>
          <table:table-cell table:style-name="ce3" table:formula="of:=[.Y15]" office:value-type="float" office:value="90.33">
            <text:p>90.33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6.8053545171328">
            <text:p>86.8054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9.6">
            <text:p>9.6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9.13407060102479">
            <text:p>9.1341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1.97">
            <text:p>31.97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0.4183580327878">
            <text:p>30.4184</text:p>
          </table:table-cell>
          <table:table-cell table:style-name="ce3" table:formula="of:=[.V16]" office:value-type="float" office:value="88.6">
            <text:p>88.6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4.2998599219579">
            <text:p>84.2999</text:p>
          </table:table-cell>
          <table:table-cell table:style-name="ce3" table:formula="of:=[.Y16]" office:value-type="float" office:value="90.33">
            <text:p>90.33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5.9458955615176">
            <text:p>85.9459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9.6">
            <text:p>9.6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9.04363425844038">
            <text:p>9.0436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0.117186171077">
            <text:p>30.1172</text:p>
          </table:table-cell>
          <table:table-cell table:style-name="ce3" table:formula="of:=[.V17]" office:value-type="float" office:value="88.6">
            <text:p>88.6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3.4652078435227">
            <text:p>83.4652</text:p>
          </table:table-cell>
          <table:table-cell table:style-name="ce3" table:formula="of:=[.Y17]" office:value-type="float" office:value="90.33">
            <text:p>90.33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5.0949461005125">
            <text:p>85.0949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9.6">
            <text:p>9.6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8.9540933251885">
            <text:p>8.9541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9.8189962089871">
            <text:p>29.8190</text:p>
          </table:table-cell>
          <table:table-cell table:style-name="ce3" table:formula="of:=[.V18]" office:value-type="float" office:value="88.6">
            <text:p>88.6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2.6388196470522">
            <text:p>82.6388</text:p>
          </table:table-cell>
          <table:table-cell table:style-name="ce3" table:formula="of:=[.Y18]" office:value-type="float" office:value="90.33">
            <text:p>90.33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4.2524218816955">
            <text:p>84.2524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9.6">
            <text:p>9.6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8.8654389358302">
            <text:p>8.8654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9.5237586227595">
            <text:p>29.5238</text:p>
          </table:table-cell>
          <table:table-cell table:style-name="ce3" table:formula="of:=[.V19]" office:value-type="float" office:value="88.6">
            <text:p>88.6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1.8206135119329">
            <text:p>81.8206</text:p>
          </table:table-cell>
          <table:table-cell table:style-name="ce3" table:formula="of:=[.Y19]" office:value-type="float" office:value="90.33">
            <text:p>90.33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3.4182394868273">
            <text:p>83.4182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9.6">
            <text:p>9.6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8.77766231270316">
            <text:p>8.777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9.23144418095">
            <text:p>29.2314</text:p>
          </table:table-cell>
          <table:table-cell table:style-name="ce3" table:formula="of:=[.V20]" office:value-type="float" office:value="88.6">
            <text:p>88.6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0105084276563">
            <text:p>81.0105</text:p>
          </table:table-cell>
          <table:table-cell table:style-name="ce3" table:formula="of:=[.Y20]" office:value-type="float" office:value="90.33">
            <text:p>90.33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2.5923163235913">
            <text:p>82.5923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9.6">
            <text:p>9.6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8.69075476505264">
            <text:p>8.690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8.9420239415347">
            <text:p>28.9420</text:p>
          </table:table-cell>
          <table:table-cell table:style-name="ce3" table:formula="of:=[.V21]" office:value-type="float" office:value="88.6">
            <text:p>88.6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2084241857983">
            <text:p>80.2084</text:p>
          </table:table-cell>
          <table:table-cell table:style-name="ce3" table:formula="of:=[.Y21]" office:value-type="float" office:value="90.33">
            <text:p>90.33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1.7745706174172">
            <text:p>81.7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17.68">
            <text:p>117.680</text:p>
          </table:table-cell>
          <table:table-cell office:value-type="float" office:value="10">
            <text:p>10</text:p>
          </table:table-cell>
          <table:table-cell table:formula="of:=[.C26]*1.01" office:value-type="float" office:value="129.991931718391">
            <text:p>129.9919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43">
            <text:p>1.143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26258308934501">
            <text:p>1.2626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17.68">
            <text:p>117.68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28.704882889496">
            <text:p>128.7049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43">
            <text:p>1.143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5008226667822">
            <text:p>1.2501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17.68">
            <text:p>117.68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27.430577118312">
            <text:p>127.4306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43">
            <text:p>1.143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377052145329">
            <text:p>1.2377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17.68">
            <text:p>117.68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26.168888235953">
            <text:p>126.1689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43">
            <text:p>1.143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2545070745831">
            <text:p>1.2255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17.68">
            <text:p>117.68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24.919691322726">
            <text:p>124.9197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43">
            <text:p>1.143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1331753213694">
            <text:p>1.2133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17.68">
            <text:p>117.68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23.682862695768">
            <text:p>123.6829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43">
            <text:p>1.143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013044872643">
            <text:p>1.2013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17.68">
            <text:p>117.68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22.4582798968">
            <text:p>122.4583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43">
            <text:p>1.143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18941038343">
            <text:p>1.189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17.68">
            <text:p>117.68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21.24582168">
            <text:p>121.2458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43">
            <text:p>1.143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177634043">
            <text:p>1.1776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17.68">
            <text:p>117.68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20.045368">
            <text:p>120.0454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43">
            <text:p>1.143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1659743">
            <text:p>1.1660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17.68">
            <text:p>117.68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18.8568">
            <text:p>118.8568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43">
            <text:p>1.143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5443">
            <text:p>1.1544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17.68">
            <text:p>117.68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17.68">
            <text:p>117.68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43">
            <text:p>1.143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43">
            <text:p>1.143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17.68">
            <text:p>117.68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16.514851485149">
            <text:p>116.5149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43">
            <text:p>1.143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3168316831683">
            <text:p>1.1317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17.68">
            <text:p>117.68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15.361239094206">
            <text:p>115.3612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43">
            <text:p>1.143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2047838447211">
            <text:p>1.1205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17.68">
            <text:p>117.68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14.219048608125">
            <text:p>114.2190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43">
            <text:p>1.143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093845390813">
            <text:p>1.109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17.68">
            <text:p>117.68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13.088166938738">
            <text:p>113.0882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43">
            <text:p>1.143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09840053374386">
            <text:p>1.098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17.68">
            <text:p>117.68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11.968482117562">
            <text:p>111.9685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43">
            <text:p>1.143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08752528093451">
            <text:p>1.0875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17.68">
            <text:p>117.68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10.859883284715">
            <text:p>110.8599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43">
            <text:p>1.143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07675770389556">
            <text:p>1.076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17.68">
            <text:p>117.68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09.762260677936">
            <text:p>109.7623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43">
            <text:p>1.143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6609673653026">
            <text:p>1.0661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17.68">
            <text:p>117.68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08.675505621719">
            <text:p>108.675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43">
            <text:p>1.143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5554132329728">
            <text:p>1.0555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17.68">
            <text:p>117.68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07.599510516553">
            <text:p>107.5995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43">
            <text:p>1.143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4509041910622">
            <text:p>1.0451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17.68">
            <text:p>117.68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06.53416882827">
            <text:p>106.5342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43">
            <text:p>1.143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3474298921408">
            <text:p>1.034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07697">
            <text:p>70769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31498">
            <text:p>1931498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8.7200793479994">
            <text:p>98.7201</text:p>
          </table:table-cell>
          <table:table-cell table:style-name="ce2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7.7426528198014">
            <text:p>97.7427</text:p>
          </table:table-cell>
          <table:table-cell table:style-name="ce3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6.7749037819815">
            <text:p>96.7749</text:p>
          </table:table-cell>
          <table:table-cell table:style-name="ce3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5.8167364178035">
            <text:p>95.8167</text:p>
          </table:table-cell>
          <table:table-cell table:style-name="ce3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8680558592114">
            <text:p>94.8681</text:p>
          </table:table-cell>
          <table:table-cell table:style-name="ce3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89.37">
            <text:p>89.3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928768177437">
            <text:p>93.9288</text:p>
          </table:table-cell>
          <table:table-cell table:style-name="ce3" table:formula="of:=[.Y6]" office:value-type="float" office:value="89.1">
            <text:p>89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64499546391">
            <text:p>93.6450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9987803737">
            <text:p>92.9988</text:p>
          </table:table-cell>
          <table:table-cell table:style-name="ce3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2.07800037">
            <text:p>92.0780</text:p>
          </table:table-cell>
          <table:table-cell table:style-name="ce3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1.166337">
            <text:p>91.1663</text:p>
          </table:table-cell>
          <table:table-cell table:style-name="ce3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0.2637">
            <text:p>90.2637</text:p>
          </table:table-cell>
          <table:table-cell table:style-name="ce3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89.37">
            <text:p>89.3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9.37">
            <text:p>89.3700</text:p>
          </table:table-cell>
          <table:table-cell table:style-name="ce3" table:formula="of:=[.Y11]" office:value-type="float" office:value="89.1">
            <text:p>89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1">
            <text:p>89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89.37">
            <text:p>89.3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8.4851485148515">
            <text:p>88.4851</text:p>
          </table:table-cell>
          <table:table-cell table:style-name="ce3" table:formula="of:=[.Y12]" office:value-type="float" office:value="89.1">
            <text:p>89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89.37">
            <text:p>89.3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7.6090579354965">
            <text:p>87.6091</text:p>
          </table:table-cell>
          <table:table-cell table:style-name="ce3" table:formula="of:=[.Y13]" office:value-type="float" office:value="89.1">
            <text:p>89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6.7416415202936">
            <text:p>86.7416</text:p>
          </table:table-cell>
          <table:table-cell table:style-name="ce3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8828133864293">
            <text:p>85.8828</text:p>
          </table:table-cell>
          <table:table-cell table:style-name="ce3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89.37">
            <text:p>89.3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5.0324885014151">
            <text:p>85.0325</text:p>
          </table:table-cell>
          <table:table-cell table:style-name="ce3" table:formula="of:=[.Y16]" office:value-type="float" office:value="89.1">
            <text:p>89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7755927657613">
            <text:p>84.775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4.1905826746685">
            <text:p>84.1906</text:p>
          </table:table-cell>
          <table:table-cell table:style-name="ce3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3.3570125491767">
            <text:p>83.3570</text:p>
          </table:table-cell>
          <table:table-cell table:style-name="ce3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2.5316955932443">
            <text:p>82.5317</text:p>
          </table:table-cell>
          <table:table-cell table:style-name="ce3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7145500923211">
            <text:p>81.7146</text:p>
          </table:table-cell>
          <table:table-cell table:style-name="ce3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9054951409119">
            <text:p>80.9055</text:p>
          </table:table-cell>
          <table:table-cell table:style-name="ce3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228">
            <text:p>1.228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5647597000496">
            <text:p>1.3565</text:p>
          </table:table-cell>
          <table:table-cell table:style-name="ce2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228">
            <text:p>1.228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430455148564">
            <text:p>1.3430</text:p>
          </table:table-cell>
          <table:table-cell table:style-name="ce3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228">
            <text:p>1.228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974803451128">
            <text:p>1.3297</text:p>
          </table:table-cell>
          <table:table-cell table:style-name="ce3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228">
            <text:p>1.228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658221238741">
            <text:p>1.3166</text:p>
          </table:table-cell>
          <table:table-cell table:style-name="ce3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228">
            <text:p>1.228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0354674493803">
            <text:p>1.3035</text:p>
          </table:table-cell>
          <table:table-cell table:style-name="ce3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228">
            <text:p>1.228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906403415228">
            <text:p>1.2906</text:p>
          </table:table-cell>
          <table:table-cell table:style-name="ce3" table:formula="of:=[.Y29]" office:value-type="float" office:value="1.23">
            <text:p>1.23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228">
            <text:p>1.228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786172428">
            <text:p>1.2779</text:p>
          </table:table-cell>
          <table:table-cell table:style-name="ce3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228">
            <text:p>1.228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65209628">
            <text:p>1.2652</text:p>
          </table:table-cell>
          <table:table-cell table:style-name="ce3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228">
            <text:p>1.228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526828">
            <text:p>1.2527</text:p>
          </table:table-cell>
          <table:table-cell table:style-name="ce3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228">
            <text:p>1.228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4028">
            <text:p>1.2403</text:p>
          </table:table-cell>
          <table:table-cell table:style-name="ce3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228">
            <text:p>1.228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8">
            <text:p>1.2280</text:p>
          </table:table-cell>
          <table:table-cell table:style-name="ce3" table:formula="of:=[.Y34]" office:value-type="float" office:value="1.23">
            <text:p>1.23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228">
            <text:p>1.228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1584158415842">
            <text:p>1.2158</text:p>
          </table:table-cell>
          <table:table-cell table:style-name="ce3" table:formula="of:=[.Y35]" office:value-type="float" office:value="1.23">
            <text:p>1.23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228">
            <text:p>1.228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038035486717">
            <text:p>1.2038</text:p>
          </table:table-cell>
          <table:table-cell table:style-name="ce3" table:formula="of:=[.Y36]" office:value-type="float" office:value="1.23">
            <text:p>1.23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228">
            <text:p>1.228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9188470165515">
            <text:p>1.1919</text:p>
          </table:table-cell>
          <table:table-cell table:style-name="ce3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228">
            <text:p>1.228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800838630249">
            <text:p>1.1801</text:p>
          </table:table-cell>
          <table:table-cell table:style-name="ce3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228">
            <text:p>1.228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839986438109">
            <text:p>1.1684</text:p>
          </table:table-cell>
          <table:table-cell table:style-name="ce3" table:formula="of:=[.Y39]" office:value-type="float" office:value="1.23">
            <text:p>1.23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228">
            <text:p>1.228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683154889217">
            <text:p>1.1568</text:p>
          </table:table-cell>
          <table:table-cell table:style-name="ce3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228">
            <text:p>1.228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4537777118036">
            <text:p>1.1454</text:p>
          </table:table-cell>
          <table:table-cell table:style-name="ce3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228">
            <text:p>1.228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3403739720828">
            <text:p>1.1340</text:p>
          </table:table-cell>
          <table:table-cell table:style-name="ce3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228">
            <text:p>1.228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2280930416661">
            <text:p>1.1228</text:p>
          </table:table-cell>
          <table:table-cell table:style-name="ce3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228">
            <text:p>1.228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1169238036298">
            <text:p>1.1117</text:p>
          </table:table-cell>
          <table:table-cell table:style-name="ce3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2015／05／06</text:date>, <text:time>15:02:0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06T15:02:09.88</dc:date>
    <meta:editing-duration>P34DT8H26M38S</meta:editing-duration>
    <meta:editing-cycles>118</meta:editing-cycles>
    <meta:generator>OpenOffice/4.1.1$Win32 OpenOffice.org_project/411m6$Build-9775</meta:generator>
    <meta:document-statistic meta:table-count="6" meta:cell-count="3469" meta:object-count="0"/>
  </office:meta>
</office:document-meta>
</file>